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1.1444in"/>
    </style:style>
    <style:style style:name="Table1.B" style:family="table-column">
      <style:table-column-properties style:column-width="5.1222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5347in" fo:keep-together="auto"/>
    </style:style>
    <style:style style:name="P1" style:family="paragraph" style:parent-style-name="Standard">
      <loext:graphic-properties draw:fill="solid" draw:fill-color="#1f1f1f"/>
      <style:paragraph-properties fo:line-height="135%" fo:background-color="#1f1f1f"/>
    </style:style>
    <style:style style:name="P2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P3" style:family="paragraph" style:parent-style-name="Standard">
      <style:text-properties fo:color="#188038" style:font-name="Roboto Mono" style:font-name-asian="Roboto Mono1" style:font-name-complex="Roboto Mono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.1665in" fo:margin-bottom="0.1665in" loext:contextual-spacing="false" fo:line-height="100%"/>
    </style:style>
    <style:style style:name="P6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7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P8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weight="bold" style:font-weight-asian="bold"/>
    </style:style>
    <style:style style:name="T3" style:family="text">
      <style:text-properties fo:color="#188038" style:font-name="Roboto Mono" style:font-name-asian="Roboto Mono1" style:font-name-complex="Roboto Mono1"/>
    </style:style>
    <style:style style:name="T4" style:family="text">
      <style:text-properties fo:color="#c586c0" style:font-name="Consolas" fo:font-size="10.5pt" style:font-name-asian="Consolas1" style:font-size-asian="10.5pt" style:font-name-complex="Consolas1" style:font-size-complex="10.5pt"/>
    </style:style>
    <style:style style:name="T5" style:family="text"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T6" style:family="text">
      <style:text-properties fo:color="#4ec9b0" style:font-name="Consolas" fo:font-size="10.5pt" style:font-name-asian="Consolas1" style:font-size-asian="10.5pt" style:font-name-complex="Consolas1" style:font-size-complex="10.5pt"/>
    </style:style>
    <style:style style:name="T7" style:family="text">
      <style:text-properties fo:color="#dcdcaa" style:font-name="Consolas" fo:font-size="10.5pt" style:font-name-asian="Consolas1" style:font-size-asian="10.5pt" style:font-name-complex="Consolas1" style:font-size-complex="10.5pt"/>
    </style:style>
    <style:style style:name="T8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9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10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b5cea8" style:font-name="Consolas" fo:font-size="10.5pt" style:font-name-asian="Consolas1" style:font-size-asian="10.5pt" style:font-name-complex="Consolas1" style:font-size-complex="10.5pt"/>
    </style:style>
    <style:style style:name="T12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T13" style:family="text"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T14" style:family="text">
      <style:text-properties fo:color="#000000" fo:font-size="13pt" fo:font-weight="bold" style:font-size-asian="13pt" style:font-weight-asian="bold" style:font-size-complex="13pt"/>
    </style:style>
    <style:style style:name="T15" style:family="text">
      <style:text-properties fo:color="#d7ba7d" style:font-name="Consolas" fo:font-size="10.5pt" style:font-name-asian="Consolas1" style:font-size-asian="10.5pt" style:font-name-complex="Consolas1" style:font-size-complex="10.5pt"/>
    </style:style>
    <style:style style:name="T16" style:family="text">
      <style:text-properties fo:color="#4fc1ff" style:font-name="Consolas" fo:font-size="10.5pt" style:font-name-asian="Consolas1" style:font-size-asian="10.5pt" style:font-name-complex="Consolas1" style:font-size-complex="10.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kmc98xgy8x6"/><text:span text:style-name="T1">1️⃣ Data Science: Аналіз даних з кастомним контейнером та генераторами</text:span></text:p>
      <text:p text:style-name="P5"><text:span text:style-name="T2">Сценарій:<text:line-break/></text:span> Робимо клас <text:span text:style-name="T3">Dataset</text:span>, який зберігає дані та дозволяє їх перебирати (<text:span text:style-name="T3">__iter__</text:span>, <text:span text:style-name="T3">__next__</text:span>), отримувати за індексом (<text:span text:style-name="T3">__getitem__</text:span>, <text:span text:style-name="T3">__setitem__</text:span>), та виконувати арифметичні операції над даними (<text:span text:style-name="T3">__add__</text:span>, <text:span text:style-name="T3">__sub__</text:span>, тощо).</text:p>
      <text:p text:style-name="P1"><text:span text:style-name="T4">from</text:span><text:span text:style-name="T5"> </text:span><text:span text:style-name="T6">dataclasses</text:span><text:span text:style-name="T5"> </text:span><text:span text:style-name="T4">import</text:span><text:span text:style-name="T5"> </text:span><text:span text:style-name="T7">dataclass</text:span></text:p>
      <text:p text:style-name="P1"><text:span text:style-name="T4">from</text:span><text:span text:style-name="T5"> </text:span><text:span text:style-name="T6">typing</text:span><text:span text:style-name="T5"> </text:span><text:span text:style-name="T4">import</text:span><text:span text:style-name="T5"> </text:span><text:span text:style-name="T6">List</text:span></text:p>
      <text:p text:style-name="P2"/>
      <text:p text:style-name="P1"><text:span text:style-name="T7">@dataclass</text:span></text:p>
      <text:p text:style-name="P1"><text:span text:style-name="T8">class</text:span><text:span text:style-name="T5"> </text:span><text:span text:style-name="T6">DataPoint</text:span><text:span text:style-name="T5">:</text:span></text:p>
      <text:p text:style-name="P1"><text:span text:style-name="T5"><text:s text:c="4"/></text:span><text:span text:style-name="T9">value</text:span><text:span text:style-name="T5">: </text:span><text:span text:style-name="T6">float</text:span></text:p>
      <text:p text:style-name="P2"/>
      <text:p text:style-name="P1"><text:span text:style-name="T8">class</text:span><text:span text:style-name="T5"> </text:span><text:span text:style-name="T6">Dataset</text:span><text:span text:style-name="T5">:</text:span></text:p>
      <text:p text:style-name="P1"><text:span text:style-name="T5"><text:s text:c="4"/></text:span><text:span text:style-name="T8">def</text:span><text:span text:style-name="T5"> </text:span><text:span text:style-name="T7">__init__</text:span><text:span text:style-name="T5">(</text:span><text:span text:style-name="T9">self</text:span><text:span text:style-name="T5">, </text:span><text:span text:style-name="T9">data</text:span><text:span text:style-name="T5">: </text:span><text:span text:style-name="T6">List</text:span><text:span text:style-name="T5">[</text:span><text:span text:style-name="T6">float</text:span><text:span text:style-name="T5">]):</text:span></text:p>
      <text:p text:style-name="P1"><text:span text:style-name="T5"><text:s text:c="8"/></text:span><text:span text:style-name="T9">self</text:span><text:span text:style-name="T5">.</text:span><text:span text:style-name="T9">data</text:span><text:span text:style-name="T5"> </text:span><text:span text:style-name="T10">=</text:span><text:span text:style-name="T5"> [</text:span><text:span text:style-name="T6">DataPoint</text:span><text:span text:style-name="T5">(</text:span><text:span text:style-name="T9">d</text:span><text:span text:style-name="T5">) </text:span><text:span text:style-name="T4">for</text:span><text:span text:style-name="T5"> </text:span><text:span text:style-name="T9">d</text:span><text:span text:style-name="T5"> </text:span><text:span text:style-name="T4">in</text:span><text:span text:style-name="T5"> </text:span><text:span text:style-name="T9">data</text:span><text:span text:style-name="T5">]</text:span></text:p>
      <text:p text:style-name="P1"><text:span text:style-name="T5"><text:s text:c="8"/></text:span><text:span text:style-name="T9">self</text:span><text:span text:style-name="T5">.</text:span><text:span text:style-name="T9">index</text:span><text:span text:style-name="T5"> </text:span><text:span text:style-name="T10">=</text:span><text:span text:style-name="T5"> </text:span><text:span text:style-name="T11">0</text:span></text:p>
      <text:p text:style-name="P2"/>
      <text:p text:style-name="P1"><text:span text:style-name="T5"><text:s text:c="4"/></text:span><text:span text:style-name="T8">def</text:span><text:span text:style-name="T5"> </text:span><text:span text:style-name="T7">__iter__</text:span><text:span text:style-name="T5">(</text:span><text:span text:style-name="T9">self</text:span><text:span text:style-name="T5">):</text:span></text:p>
      <text:p text:style-name="P1"><text:span text:style-name="T5"><text:s text:c="8"/></text:span><text:span text:style-name="T9">self</text:span><text:span text:style-name="T5">.</text:span><text:span text:style-name="T9">index</text:span><text:span text:style-name="T5"> </text:span><text:span text:style-name="T10">=</text:span><text:span text:style-name="T5"> </text:span><text:span text:style-name="T11">0</text:span></text:p>
      <text:p text:style-name="P1"><text:span text:style-name="T5"><text:s text:c="8"/></text:span><text:span text:style-name="T4">return</text:span><text:span text:style-name="T5"> </text:span><text:span text:style-name="T9">self</text:span></text:p>
      <text:p text:style-name="P2"/>
      <text:p text:style-name="P1"><text:span text:style-name="T5"><text:s text:c="4"/></text:span><text:span text:style-name="T8">def</text:span><text:span text:style-name="T5"> </text:span><text:span text:style-name="T7">__next__</text:span><text:span text:style-name="T5">(</text:span><text:span text:style-name="T9">self</text:span><text:span text:style-name="T5">):</text:span></text:p>
      <text:p text:style-name="P1"><text:span text:style-name="T5"><text:s text:c="8"/></text:span><text:span text:style-name="T4">if</text:span><text:span text:style-name="T5"> </text:span><text:span text:style-name="T9">self</text:span><text:span text:style-name="T5">.</text:span><text:span text:style-name="T9">index</text:span><text:span text:style-name="T5"> </text:span><text:span text:style-name="T10">&gt;=</text:span><text:span text:style-name="T5"> </text:span><text:span text:style-name="T7">len</text:span><text:span text:style-name="T5">(</text:span><text:span text:style-name="T9">self</text:span><text:span text:style-name="T5">.</text:span><text:span text:style-name="T9">data</text:span><text:span text:style-name="T5">):</text:span></text:p>
      <text:p text:style-name="P1"><text:soft-page-break/><text:span text:style-name="T5"><text:s text:c="12"/></text:span><text:span text:style-name="T4">raise</text:span><text:span text:style-name="T5"> </text:span><text:span text:style-name="T6">StopIteration</text:span></text:p>
      <text:p text:style-name="P1"><text:span text:style-name="T5"><text:s text:c="8"/></text:span><text:span text:style-name="T9">result</text:span><text:span text:style-name="T5"> </text:span><text:span text:style-name="T10">=</text:span><text:span text:style-name="T5"> </text:span><text:span text:style-name="T9">self</text:span><text:span text:style-name="T5">.</text:span><text:span text:style-name="T9">data</text:span><text:span text:style-name="T5">[</text:span><text:span text:style-name="T9">self</text:span><text:span text:style-name="T5">.</text:span><text:span text:style-name="T9">index</text:span><text:span text:style-name="T5">].</text:span><text:span text:style-name="T9">value</text:span></text:p>
      <text:p text:style-name="P1"><text:span text:style-name="T5"><text:s text:c="8"/></text:span><text:span text:style-name="T9">self</text:span><text:span text:style-name="T5">.</text:span><text:span text:style-name="T9">index</text:span><text:span text:style-name="T5"> </text:span><text:span text:style-name="T10">+=</text:span><text:span text:style-name="T5"> </text:span><text:span text:style-name="T11">1</text:span></text:p>
      <text:p text:style-name="P1"><text:span text:style-name="T5"><text:s text:c="8"/></text:span><text:span text:style-name="T4">return</text:span><text:span text:style-name="T5"> </text:span><text:span text:style-name="T9">result</text:span></text:p>
      <text:p text:style-name="P2"/>
      <text:p text:style-name="P1"><text:span text:style-name="T5"><text:s text:c="4"/></text:span><text:span text:style-name="T8">def</text:span><text:span text:style-name="T5"> </text:span><text:span text:style-name="T7">__getitem__</text:span><text:span text:style-name="T5">(</text:span><text:span text:style-name="T9">self</text:span><text:span text:style-name="T5">, </text:span><text:span text:style-name="T9">index</text:span><text:span text:style-name="T5">):</text:span></text:p>
      <text:p text:style-name="P1"><text:span text:style-name="T5"><text:s text:c="8"/></text:span><text:span text:style-name="T4">return</text:span><text:span text:style-name="T5"> </text:span><text:span text:style-name="T9">self</text:span><text:span text:style-name="T5">.</text:span><text:span text:style-name="T9">data</text:span><text:span text:style-name="T5">[</text:span><text:span text:style-name="T9">index</text:span><text:span text:style-name="T5">].value</text:span></text:p>
      <text:p text:style-name="P2"/>
      <text:p text:style-name="P1"><text:span text:style-name="T5"><text:s text:c="4"/></text:span><text:span text:style-name="T8">def</text:span><text:span text:style-name="T5"> </text:span><text:span text:style-name="T7">__setitem__</text:span><text:span text:style-name="T5">(</text:span><text:span text:style-name="T9">self</text:span><text:span text:style-name="T5">, </text:span><text:span text:style-name="T9">index</text:span><text:span text:style-name="T5">, </text:span><text:span text:style-name="T9">value</text:span><text:span text:style-name="T5">):</text:span></text:p>
      <text:p text:style-name="P1"><text:span text:style-name="T5"><text:s text:c="8"/></text:span><text:span text:style-name="T9">self</text:span><text:span text:style-name="T5">.</text:span><text:span text:style-name="T9">data</text:span><text:span text:style-name="T5">[</text:span><text:span text:style-name="T9">index</text:span><text:span text:style-name="T5">] </text:span><text:span text:style-name="T10">=</text:span><text:span text:style-name="T5"> </text:span><text:span text:style-name="T6">DataPoint</text:span><text:span text:style-name="T5">(</text:span><text:span text:style-name="T9">value</text:span><text:span text:style-name="T5">)</text:span></text:p>
      <text:p text:style-name="P2"/>
      <text:p text:style-name="P1"><text:span text:style-name="T5"><text:s text:c="4"/></text:span><text:span text:style-name="T8">def</text:span><text:span text:style-name="T5"> </text:span><text:span text:style-name="T7">__repr__</text:span><text:span text:style-name="T5">(</text:span><text:span text:style-name="T9">self</text:span><text:span text:style-name="T5">):</text:span></text:p>
      <text:p text:style-name="P1"><text:span text:style-name="T5"><text:s text:c="8"/></text:span><text:span text:style-name="T4">return</text:span><text:span text:style-name="T5"> </text:span><text:span text:style-name="T8">f</text:span><text:span text:style-name="T12">"Dataset(</text:span><text:span text:style-name="T8">{</text:span><text:span text:style-name="T5">[</text:span><text:span text:style-name="T9">d</text:span><text:span text:style-name="T5">.</text:span><text:span text:style-name="T9">value</text:span><text:span text:style-name="T5"> </text:span><text:span text:style-name="T4">for</text:span><text:span text:style-name="T5"> </text:span><text:span text:style-name="T9">d</text:span><text:span text:style-name="T5"> </text:span><text:span text:style-name="T4">in</text:span><text:span text:style-name="T5"> </text:span><text:span text:style-name="T9">self</text:span><text:span text:style-name="T5">.</text:span><text:span text:style-name="T9">data</text:span><text:span text:style-name="T5">]</text:span><text:span text:style-name="T8">}</text:span><text:span text:style-name="T12">)"</text:span></text:p>
      <text:p text:style-name="P2"/>
      <text:p text:style-name="P1"><text:span text:style-name="T5"><text:s text:c="4"/></text:span><text:span text:style-name="T8">def</text:span><text:span text:style-name="T5"> </text:span><text:span text:style-name="T7">__add__</text:span><text:span text:style-name="T5">(</text:span><text:span text:style-name="T9">self</text:span><text:span text:style-name="T5">, </text:span><text:span text:style-name="T9">other</text:span><text:span text:style-name="T5">):</text:span></text:p>
      <text:p text:style-name="P1"><text:span text:style-name="T5"><text:s text:c="8"/></text:span><text:span text:style-name="T4">return</text:span><text:span text:style-name="T5"> </text:span><text:span text:style-name="T6">Dataset</text:span><text:span text:style-name="T5">([</text:span><text:span text:style-name="T9">a</text:span><text:span text:style-name="T5">.</text:span><text:span text:style-name="T9">value</text:span><text:span text:style-name="T5"> </text:span><text:span text:style-name="T10">+</text:span><text:span text:style-name="T5"> </text:span><text:span text:style-name="T9">b</text:span><text:span text:style-name="T5">.value </text:span><text:span text:style-name="T4">for</text:span><text:span text:style-name="T5"> </text:span><text:span text:style-name="T9">a</text:span><text:span text:style-name="T5">, </text:span><text:span text:style-name="T9">b</text:span><text:span text:style-name="T5"> </text:span><text:span text:style-name="T4">in</text:span><text:span text:style-name="T5"> </text:span><text:span text:style-name="T6">zip</text:span><text:span text:style-name="T5">(</text:span><text:span text:style-name="T9">self</text:span><text:span text:style-name="T5">.</text:span><text:span text:style-name="T9">data</text:span><text:span text:style-name="T5">, </text:span><text:span text:style-name="T9">other</text:span><text:span text:style-name="T5">.data)])</text:span></text:p>
      <text:p text:style-name="P2"/>
      <text:p text:style-name="P1"><text:span text:style-name="T5"><text:s text:c="4"/></text:span><text:span text:style-name="T8">def</text:span><text:span text:style-name="T5"> </text:span><text:span text:style-name="T7">__sub__</text:span><text:span text:style-name="T5">(</text:span><text:span text:style-name="T9">self</text:span><text:span text:style-name="T5">, </text:span><text:span text:style-name="T9">other</text:span><text:span text:style-name="T5">):</text:span></text:p>
      <text:p text:style-name="P1"><text:span text:style-name="T5"><text:s text:c="8"/></text:span><text:span text:style-name="T4">return</text:span><text:span text:style-name="T5"> </text:span><text:span text:style-name="T6">Dataset</text:span><text:span text:style-name="T5">([</text:span><text:span text:style-name="T9">a</text:span><text:span text:style-name="T5">.</text:span><text:span text:style-name="T9">value</text:span><text:span text:style-name="T5"> </text:span><text:span text:style-name="T10">-</text:span><text:span text:style-name="T5"> </text:span><text:span text:style-name="T9">b</text:span><text:span text:style-name="T5">.value </text:span><text:span text:style-name="T4">for</text:span><text:span text:style-name="T5"> </text:span><text:span text:style-name="T9">a</text:span><text:span text:style-name="T5">, </text:span><text:span text:style-name="T9">b</text:span><text:span text:style-name="T5"> </text:span><text:span text:style-name="T4">in</text:span><text:span text:style-name="T5"> </text:span><text:span text:style-name="T6">zip</text:span><text:span text:style-name="T5">(</text:span><text:span text:style-name="T9">self</text:span><text:span text:style-name="T5">.</text:span><text:span text:style-name="T9">data</text:span><text:span text:style-name="T5">, </text:span><text:span text:style-name="T9">other</text:span><text:span text:style-name="T5">.data)])</text:span></text:p>
      <text:p text:style-name="P2"/>
      <text:p text:style-name="P1"><text:span text:style-name="T13"># Використання</text:span></text:p>
      <text:p text:style-name="P1"><text:soft-page-break/><text:span text:style-name="T9">ds1</text:span><text:span text:style-name="T5"> </text:span><text:span text:style-name="T10">=</text:span><text:span text:style-name="T5"> </text:span><text:span text:style-name="T6">Dataset</text:span><text:span text:style-name="T5">([</text:span><text:span text:style-name="T11">1.0</text:span><text:span text:style-name="T5">, </text:span><text:span text:style-name="T11">2.5</text:span><text:span text:style-name="T5">, </text:span><text:span text:style-name="T11">3.3</text:span><text:span text:style-name="T5">])</text:span></text:p>
      <text:p text:style-name="P1"><text:span text:style-name="T9">ds2</text:span><text:span text:style-name="T5"> </text:span><text:span text:style-name="T10">=</text:span><text:span text:style-name="T5"> </text:span><text:span text:style-name="T6">Dataset</text:span><text:span text:style-name="T5">([</text:span><text:span text:style-name="T11">0.5</text:span><text:span text:style-name="T5">, </text:span><text:span text:style-name="T11">1.0</text:span><text:span text:style-name="T5">, </text:span><text:span text:style-name="T11">2.2</text:span><text:span text:style-name="T5">])</text:span></text:p>
      <text:p text:style-name="P2"/>
      <text:p text:style-name="P1"><text:span text:style-name="T7">print</text:span><text:span text:style-name="T5">(</text:span><text:span text:style-name="T9">ds1</text:span><text:span text:style-name="T5">) <text:s/></text:span><text:span text:style-name="T13"># Dataset([1.0, 2.5, 3.3])</text:span></text:p>
      <text:p text:style-name="P1"><text:span text:style-name="T7">print</text:span><text:span text:style-name="T5">(</text:span><text:span text:style-name="T9">ds1</text:span><text:span text:style-name="T5"> </text:span><text:span text:style-name="T7">+</text:span><text:span text:style-name="T5"> </text:span><text:span text:style-name="T9">ds2</text:span><text:span text:style-name="T5">) <text:s/></text:span><text:span text:style-name="T13"># Dataset([1.5, 3.5, 5.5])</text:span></text:p>
      <text:p text:style-name="P1"><text:span text:style-name="T7">print</text:span><text:span text:style-name="T5">(</text:span><text:span text:style-name="T9">ds1</text:span><text:span text:style-name="T5">[</text:span><text:span text:style-name="T11">1</text:span><text:span text:style-name="T5">]) <text:s/></text:span><text:span text:style-name="T13"># 2.5</text:span></text:p>
      <text:p text:style-name="P2"/>
      <text:p text:style-name="P1"><text:span text:style-name="T4">for</text:span><text:span text:style-name="T5"> </text:span><text:span text:style-name="T9">val</text:span><text:span text:style-name="T5"> </text:span><text:span text:style-name="T7">in</text:span><text:span text:style-name="T5"> </text:span><text:span text:style-name="T9">ds1</text:span><text:span text:style-name="T5">:</text:span></text:p>
      <text:p text:style-name="P1"><text:span text:style-name="T5"><text:s text:c="4"/></text:span><text:span text:style-name="T7">print</text:span><text:span text:style-name="T5">(</text:span><text:span text:style-name="T9">val</text:span><text:span text:style-name="T5">) <text:s/></text:span><text:span text:style-name="T13"># Перебираємо як генератор</text:span></text:p>
      <text:p text:style-name="P2"/>
      <text:p text:style-name="P3"/>
      <text:p text:style-name="Standard"/>
      <text:p text:style-name="P8"><text:bookmark text:name="_an7q3kufcn0"/><text:span text:style-name="T14">🔥 Що тут використано?</text:span></text:p>
      <text:p text:style-name="P5">✅ <text:span text:style-name="T3">@dataclass</text:span> (для <text:span text:style-name="T3">DataPoint</text:span>)<text:line-break/> ✅ <text:span text:style-name="T3">__iter__</text:span>, <text:span text:style-name="T3">__next__</text:span> (робимо клас ітератором)<text:line-break/> ✅ <text:span text:style-name="T3">__getitem__</text:span>, <text:span text:style-name="T3">__setitem__</text:span> (доступ через <text:span text:style-name="T3">[]</text:span>)<text:line-break/> ✅ <text:span text:style-name="T3">__repr__</text:span> (відображаємо об'єкт)<text:line-break/> ✅ <text:span text:style-name="T3">__add__</text:span>, <text:span text:style-name="T3">__sub__</text:span> (арифметика між наборами)</text:p>
      <text:p text:style-name="Standard"><draw:rect text:anchor-type="as-char" style:rel-width="100%" draw:z-index="0" draw:style-name="gr1" draw:text-style-name="P9" svg:width="0.0012in" svg:height="0.0213in"><text:p/></draw:rect></text:p>
      <text:p text:style-name="P6"><text:bookmark text:name="_qpvnkqd0rvvn"/><text:span text:style-name="T1">2️⃣ Cybersecurity: Менеджер контексту для захищених файлів</text:span></text:p>
      <text:p text:style-name="P5"><text:span text:style-name="T2">Сценарій:<text:line-break/></text:span> Створимо клас <text:span text:style-name="T3">SecureFile</text:span>, який відкриває файл, читає його та автоматично шифрує при закритті (<text:span text:style-name="T3">__enter__</text:span>, <text:span text:style-name="T3">__exit__</text:span>).</text:p>
      <text:p text:style-name="P1"><text:span text:style-name="T4">import</text:span><text:span text:style-name="T5"> </text:span><text:span text:style-name="T6">os</text:span></text:p>
      <text:p text:style-name="P2"/>
      <text:p text:style-name="P1"><text:span text:style-name="T8">class</text:span><text:span text:style-name="T5"> </text:span><text:span text:style-name="T6">SecureFile</text:span><text:span text:style-name="T5">:</text:span></text:p>
      <text:p text:style-name="P1"><text:span text:style-name="T5"><text:s text:c="4"/></text:span><text:span text:style-name="T8">def</text:span><text:span text:style-name="T5"> </text:span><text:span text:style-name="T7">__init__</text:span><text:span text:style-name="T5">(</text:span><text:span text:style-name="T9">self</text:span><text:span text:style-name="T5">, </text:span><text:span text:style-name="T9">filename</text:span><text:span text:style-name="T5">):</text:span></text:p>
      <text:p text:style-name="P1"><text:soft-page-break/><text:span text:style-name="T5"><text:s text:c="8"/></text:span><text:span text:style-name="T9">self</text:span><text:span text:style-name="T5">.</text:span><text:span text:style-name="T9">filename</text:span><text:span text:style-name="T5"> </text:span><text:span text:style-name="T10">=</text:span><text:span text:style-name="T5"> </text:span><text:span text:style-name="T9">filename</text:span></text:p>
      <text:p text:style-name="P1"><text:span text:style-name="T5"><text:s text:c="8"/></text:span><text:span text:style-name="T9">self</text:span><text:span text:style-name="T5">.</text:span><text:span text:style-name="T9">file</text:span><text:span text:style-name="T5"> </text:span><text:span text:style-name="T10">=</text:span><text:span text:style-name="T5"> </text:span><text:span text:style-name="T8">None</text:span></text:p>
      <text:p text:style-name="P2"/>
      <text:p text:style-name="P1"><text:span text:style-name="T5"><text:s text:c="4"/></text:span><text:span text:style-name="T8">def</text:span><text:span text:style-name="T5"> </text:span><text:span text:style-name="T7">__enter__</text:span><text:span text:style-name="T5">(</text:span><text:span text:style-name="T9">self</text:span><text:span text:style-name="T5">):</text:span></text:p>
      <text:p text:style-name="P1"><text:span text:style-name="T5"><text:s text:c="8"/></text:span><text:span text:style-name="T9">self</text:span><text:span text:style-name="T5">.</text:span><text:span text:style-name="T9">file</text:span><text:span text:style-name="T5"> </text:span><text:span text:style-name="T10">=</text:span><text:span text:style-name="T5"> </text:span><text:span text:style-name="T7">open</text:span><text:span text:style-name="T5">(</text:span><text:span text:style-name="T9">self</text:span><text:span text:style-name="T5">.</text:span><text:span text:style-name="T9">filename</text:span><text:span text:style-name="T5">, </text:span><text:span text:style-name="T12">'r+'</text:span><text:span text:style-name="T5">, </text:span><text:span text:style-name="T9">encoding</text:span><text:span text:style-name="T10">=</text:span><text:span text:style-name="T12">"utf-8"</text:span><text:span text:style-name="T5">)</text:span></text:p>
      <text:p text:style-name="P1"><text:span text:style-name="T5"><text:s text:c="8"/></text:span><text:span text:style-name="T7">print</text:span><text:span text:style-name="T5">(</text:span><text:span text:style-name="T8">f</text:span><text:span text:style-name="T12">"[🔓] Файл </text:span><text:span text:style-name="T8">{</text:span><text:span text:style-name="T9">self</text:span><text:span text:style-name="T5">.</text:span><text:span text:style-name="T9">filename</text:span><text:span text:style-name="T8">}</text:span><text:span text:style-name="T12"> відкрито"</text:span><text:span text:style-name="T5">)</text:span></text:p>
      <text:p text:style-name="P1"><text:span text:style-name="T5"><text:s text:c="8"/></text:span><text:span text:style-name="T4">return</text:span><text:span text:style-name="T5"> </text:span><text:span text:style-name="T9">self</text:span><text:span text:style-name="T5">.</text:span><text:span text:style-name="T9">file</text:span></text:p>
      <text:p text:style-name="P2"/>
      <text:p text:style-name="P1"><text:span text:style-name="T5"><text:s text:c="4"/></text:span><text:span text:style-name="T8">def</text:span><text:span text:style-name="T5"> </text:span><text:span text:style-name="T7">__exit__</text:span><text:span text:style-name="T5">(</text:span><text:span text:style-name="T9">self</text:span><text:span text:style-name="T5">, </text:span><text:span text:style-name="T9">exc_type</text:span><text:span text:style-name="T5">, </text:span><text:span text:style-name="T9">exc_value</text:span><text:span text:style-name="T5">, </text:span><text:span text:style-name="T9">traceback</text:span><text:span text:style-name="T5">):</text:span></text:p>
      <text:p text:style-name="P1"><text:span text:style-name="T5"><text:s text:c="8"/></text:span><text:span text:style-name="T9">self</text:span><text:span text:style-name="T5">.</text:span><text:span text:style-name="T9">file</text:span><text:span text:style-name="T5">.</text:span><text:span text:style-name="T7">write</text:span><text:span text:style-name="T5">(</text:span><text:span text:style-name="T12">"</text:span><text:span text:style-name="T15">\n</text:span><text:span text:style-name="T12">[🔒] Автошифрування завершене"</text:span><text:span text:style-name="T5">)</text:span></text:p>
      <text:p text:style-name="P1"><text:span text:style-name="T5"><text:s text:c="8"/></text:span><text:span text:style-name="T9">self</text:span><text:span text:style-name="T5">.</text:span><text:span text:style-name="T9">file</text:span><text:span text:style-name="T5">.</text:span><text:span text:style-name="T7">close</text:span><text:span text:style-name="T5">()</text:span></text:p>
      <text:p text:style-name="P1"><text:span text:style-name="T5"><text:s text:c="8"/></text:span><text:span text:style-name="T7">print</text:span><text:span text:style-name="T5">(</text:span><text:span text:style-name="T8">f</text:span><text:span text:style-name="T12">"[🔒] Файл </text:span><text:span text:style-name="T8">{</text:span><text:span text:style-name="T9">self</text:span><text:span text:style-name="T5">.</text:span><text:span text:style-name="T9">filename</text:span><text:span text:style-name="T8">}</text:span><text:span text:style-name="T12"> закрито і зашифровано"</text:span><text:span text:style-name="T5">)</text:span></text:p>
      <text:p text:style-name="P2"/>
      <text:p text:style-name="P1"><text:span text:style-name="T13"># Використання</text:span></text:p>
      <text:p text:style-name="P1"><text:span text:style-name="T4">with</text:span><text:span text:style-name="T5"> </text:span><text:span text:style-name="T6">SecureFile</text:span><text:span text:style-name="T5">(</text:span><text:span text:style-name="T12">"secure.txt"</text:span><text:span text:style-name="T5">) </text:span><text:span text:style-name="T4">as</text:span><text:span text:style-name="T5"> </text:span><text:span text:style-name="T9">f</text:span><text:span text:style-name="T5">:</text:span></text:p>
      <text:p text:style-name="P1"><text:span text:style-name="T5"><text:s text:c="4"/></text:span><text:span text:style-name="T7">print</text:span><text:span text:style-name="T5">(</text:span><text:span text:style-name="T9">f</text:span><text:span text:style-name="T5">.</text:span><text:span text:style-name="T7">read</text:span><text:span text:style-name="T5">())</text:span></text:p>
      <text:p text:style-name="P2"/>
      <text:p text:style-name="P3"/>
      <text:p text:style-name="Standard"/>
      <text:p text:style-name="P8"><text:bookmark text:name="_aza3z0l6eqwf"/><text:span text:style-name="T14">🔥 Що тут використано?</text:span></text:p>
      <text:p text:style-name="P5">✅ <text:span text:style-name="T3">__enter__</text:span>, <text:span text:style-name="T3">__exit__</text:span> (контекстний менеджер)<text:line-break/> ✅ Файл автоматично зашифровується при закритті</text:p>
      <text:p text:style-name="Standard"><text:soft-page-break/><draw:rect text:anchor-type="as-char" style:rel-width="100%" draw:z-index="1" draw:style-name="gr1" draw:text-style-name="P9" svg:width="0.0012in" svg:height="0.0213in"><text:p/></draw:rect></text:p>
      <text:p text:style-name="P6"><text:bookmark text:name="_3b8p72lh0rhz"/><text:span text:style-name="T1">3️⃣ Python Dev: Кастомний Enum для обробки API-запитів</text:span></text:p>
      <text:p text:style-name="P5"><text:span text:style-name="T2">Сценарій:<text:line-break/></text:span> Створимо клас <text:span text:style-name="T3">APIResponse</text:span>, який реалізує логіку перевірки статусу через <text:span text:style-name="T3">Enum</text:span>, дозволяє перетворювати відповіді в рядки (<text:span text:style-name="T3">__str__</text:span>) і викликати (<text:span text:style-name="T3">__call__</text:span>).</text:p>
      <text:p text:style-name="P1"><text:span text:style-name="T4">from</text:span><text:span text:style-name="T5"> </text:span><text:span text:style-name="T6">enum</text:span><text:span text:style-name="T5"> </text:span><text:span text:style-name="T4">import</text:span><text:span text:style-name="T5"> </text:span><text:span text:style-name="T6">Enum</text:span></text:p>
      <text:p text:style-name="P2"/>
      <text:p text:style-name="P1"><text:span text:style-name="T8">class</text:span><text:span text:style-name="T5"> </text:span><text:span text:style-name="T6">Status</text:span><text:span text:style-name="T5">(</text:span><text:span text:style-name="T6">Enum</text:span><text:span text:style-name="T5">):</text:span></text:p>
      <text:p text:style-name="P1"><text:span text:style-name="T5"><text:s text:c="4"/></text:span><text:span text:style-name="T16">SUCCESS</text:span><text:span text:style-name="T5"> </text:span><text:span text:style-name="T10">=</text:span><text:span text:style-name="T5"> </text:span><text:span text:style-name="T11">200</text:span></text:p>
      <text:p text:style-name="P1"><text:span text:style-name="T5"><text:s text:c="4"/></text:span><text:span text:style-name="T16">NOT_FOUND</text:span><text:span text:style-name="T5"> </text:span><text:span text:style-name="T10">=</text:span><text:span text:style-name="T5"> </text:span><text:span text:style-name="T11">404</text:span></text:p>
      <text:p text:style-name="P1"><text:span text:style-name="T5"><text:s text:c="4"/></text:span><text:span text:style-name="T16">SERVER_ERROR</text:span><text:span text:style-name="T5"> </text:span><text:span text:style-name="T10">=</text:span><text:span text:style-name="T5"> </text:span><text:span text:style-name="T11">500</text:span></text:p>
      <text:p text:style-name="P2"/>
      <text:p text:style-name="P1"><text:span text:style-name="T8">class</text:span><text:span text:style-name="T5"> </text:span><text:span text:style-name="T6">APIResponse</text:span><text:span text:style-name="T5">:</text:span></text:p>
      <text:p text:style-name="P1"><text:span text:style-name="T5"><text:s text:c="4"/></text:span><text:span text:style-name="T8">def</text:span><text:span text:style-name="T5"> </text:span><text:span text:style-name="T7">__init__</text:span><text:span text:style-name="T5">(</text:span><text:span text:style-name="T9">self</text:span><text:span text:style-name="T5">, </text:span><text:span text:style-name="T9">status</text:span><text:span text:style-name="T5">: </text:span><text:span text:style-name="T6">Status</text:span><text:span text:style-name="T5">, </text:span><text:span text:style-name="T9">data</text:span><text:span text:style-name="T5">: </text:span><text:span text:style-name="T6">str</text:span><text:span text:style-name="T5"> </text:span><text:span text:style-name="T10">=</text:span><text:span text:style-name="T5"> </text:span><text:span text:style-name="T12">""</text:span><text:span text:style-name="T5">):</text:span></text:p>
      <text:p text:style-name="P1"><text:span text:style-name="T5"><text:s text:c="8"/></text:span><text:span text:style-name="T9">self</text:span><text:span text:style-name="T5">.</text:span><text:span text:style-name="T9">status</text:span><text:span text:style-name="T5"> </text:span><text:span text:style-name="T10">=</text:span><text:span text:style-name="T5"> </text:span><text:span text:style-name="T9">status</text:span></text:p>
      <text:p text:style-name="P1"><text:span text:style-name="T5"><text:s text:c="8"/></text:span><text:span text:style-name="T9">self</text:span><text:span text:style-name="T5">.</text:span><text:span text:style-name="T9">data</text:span><text:span text:style-name="T5"> </text:span><text:span text:style-name="T10">=</text:span><text:span text:style-name="T5"> </text:span><text:span text:style-name="T9">data</text:span></text:p>
      <text:p text:style-name="P2"/>
      <text:p text:style-name="P1"><text:span text:style-name="T5"><text:s text:c="4"/></text:span><text:span text:style-name="T8">def</text:span><text:span text:style-name="T5"> </text:span><text:span text:style-name="T7">__call__</text:span><text:span text:style-name="T5">(</text:span><text:span text:style-name="T9">self</text:span><text:span text:style-name="T5">):</text:span></text:p>
      <text:p text:style-name="P1"><text:span text:style-name="T5"><text:s text:c="8"/></text:span><text:span text:style-name="T12">"""Виклик об'єкта, наче це функція"""</text:span></text:p>
      <text:p text:style-name="P1"><text:span text:style-name="T5"><text:s text:c="8"/></text:span><text:span text:style-name="T4">return</text:span><text:span text:style-name="T5"> </text:span><text:span text:style-name="T8">f</text:span><text:span text:style-name="T12">"Response[</text:span><text:span text:style-name="T8">{</text:span><text:span text:style-name="T9">self</text:span><text:span text:style-name="T5">.</text:span><text:span text:style-name="T9">status</text:span><text:span text:style-name="T5">.</text:span><text:span text:style-name="T9">name</text:span><text:span text:style-name="T8">}</text:span><text:span text:style-name="T12">] -&gt; </text:span><text:span text:style-name="T8">{</text:span><text:span text:style-name="T9">self</text:span><text:span text:style-name="T5">.</text:span><text:span text:style-name="T9">data</text:span><text:span text:style-name="T8">}</text:span><text:span text:style-name="T12">"</text:span></text:p>
      <text:p text:style-name="P2"/>
      <text:p text:style-name="P1"><text:span text:style-name="T5"><text:s text:c="4"/></text:span><text:span text:style-name="T8">def</text:span><text:span text:style-name="T5"> </text:span><text:span text:style-name="T7">__str__</text:span><text:span text:style-name="T5">(</text:span><text:span text:style-name="T9">self</text:span><text:span text:style-name="T5">):</text:span></text:p>
      <text:p text:style-name="P1"><text:span text:style-name="T5"><text:s text:c="8"/></text:span><text:span text:style-name="T4">return</text:span><text:span text:style-name="T5"> </text:span><text:span text:style-name="T8">f</text:span><text:span text:style-name="T12">"[</text:span><text:span text:style-name="T8">{</text:span><text:span text:style-name="T9">self</text:span><text:span text:style-name="T5">.</text:span><text:span text:style-name="T9">status</text:span><text:span text:style-name="T5">.</text:span><text:span text:style-name="T9">name</text:span><text:span text:style-name="T8">}</text:span><text:span text:style-name="T12">] </text:span><text:span text:style-name="T8">{</text:span><text:span text:style-name="T9">self</text:span><text:span text:style-name="T5">.</text:span><text:span text:style-name="T9">data</text:span><text:span text:style-name="T8">}</text:span><text:span text:style-name="T12">"</text:span></text:p>
      <text:p text:style-name="P2"><text:soft-page-break/></text:p>
      <text:p text:style-name="P1"><text:span text:style-name="T13"># Використання</text:span></text:p>
      <text:p text:style-name="P1"><text:span text:style-name="T9">resp</text:span><text:span text:style-name="T5"> </text:span><text:span text:style-name="T10">=</text:span><text:span text:style-name="T5"> </text:span><text:span text:style-name="T6">APIResponse</text:span><text:span text:style-name="T5">(</text:span><text:span text:style-name="T6">Status</text:span><text:span text:style-name="T5">.</text:span><text:span text:style-name="T16">SUCCESS</text:span><text:span text:style-name="T5">, </text:span><text:span text:style-name="T12">"Дані успішно отримано"</text:span><text:span text:style-name="T5">)</text:span></text:p>
      <text:p text:style-name="P1"><text:span text:style-name="T7">print</text:span><text:span text:style-name="T5">(</text:span><text:span text:style-name="T9">resp</text:span><text:span text:style-name="T5">) <text:s/></text:span><text:span text:style-name="T13"># [SUCCESS] Дані успішно отримано</text:span></text:p>
      <text:p text:style-name="P1"><text:span text:style-name="T7">print</text:span><text:span text:style-name="T5">(</text:span><text:span text:style-name="T9">resp</text:span><text:span text:style-name="T5">()) <text:s/></text:span><text:span text:style-name="T13"># Response[SUCCESS] -&gt; Дані успішно отримано</text:span></text:p>
      <text:p text:style-name="P2"/>
      <text:p text:style-name="Standard"/>
      <text:p text:style-name="P8"><text:bookmark text:name="_q11w1kl6xx2f"/><text:span text:style-name="T14">🔥 Що тут використано?</text:span></text:p>
      <text:p text:style-name="P5">✅ <text:span text:style-name="T3">Enum</text:span> (для статусів)<text:line-break/> ✅ <text:span text:style-name="T3">__call__</text:span> (викликаємо як функцію)<text:line-break/> ✅ <text:span text:style-name="T3">__str__</text:span> (відображення об'єкта)</text:p>
      <text:p text:style-name="Standard"><draw:rect text:anchor-type="as-char" style:rel-width="100%" draw:z-index="2" draw:style-name="gr1" draw:text-style-name="P9" svg:width="0.0012in" svg:height="0.0213in"><text:p/></draw:rect></text:p>
      <text:p text:style-name="P6"><text:bookmark text:name="_nyh329e9peml"/><text:span text:style-name="T1">🎯 Підсумок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2">Група</text:span></text:p>
          </table:table-cell>
          <table:table-cell table:style-name="Table1.A1" office:value-type="string">
            <text:p text:style-name="P4"><text:span text:style-name="T2">Тема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2">Data Science</text:span></text:p>
          </table:table-cell>
          <table:table-cell table:style-name="Table1.A1" office:value-type="string">
            <text:p text:style-name="Standard">Кастомний <text:span text:style-name="T3">Dataset</text:span> з <text:span text:style-name="T3">@dataclass</text:span>, <text:span text:style-name="T3">__iter__</text:span>, <text:span text:style-name="T3">__next__</text:span>, <text:span text:style-name="T3">__getitem__</text:span>, <text:span text:style-name="T3">__setitem__</text:span>, <text:span text:style-name="T3">__add__</text:span>, <text:span text:style-name="T3">__sub__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Cybersecurity</text:span></text:p>
          </table:table-cell>
          <table:table-cell table:style-name="Table1.A1" office:value-type="string">
            <text:p text:style-name="Standard">Менеджер контексту <text:span text:style-name="T3">SecureFile</text:span> з <text:span text:style-name="T3">__enter__</text:span>, <text:span text:style-name="T3">__exit__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Python Dev</text:span></text:p>
          </table:table-cell>
          <table:table-cell table:style-name="Table1.A1" office:value-type="string">
            <text:p text:style-name="Standard"><text:span text:style-name="T3">APIResponse</text:span> з <text:span text:style-name="T3">Enum</text:span>, <text:span text:style-name="T3">__call__</text:span>, <text:span text:style-name="T3">__str__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94" meta:word-count="430" meta:character-count="3675" meta:non-whitespace-character-count="3020"/>
    <meta:generator>LibreOfficeDev/6.0.5.2$Linux_X86_64 LibreOffice_project/</meta:generator>
  </office:meta>
</office:document-meta>
</file>